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3.617cm"/>
    </style:style>
    <style:style style:name="co4" style:family="table-column">
      <style:table-column-properties fo:break-before="auto" style:column-width="8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TREES</text:p>
          </table:table-cell>
          <table:table-cell/>
        </table:table-row>
        <table:table-row table:style-name="ro1">
          <table:table-cell table:style-name="ce2"/>
          <table:table-cell table:style-name="ce3"/>
        </table:table-row>
        <table:table-row table:style-name="ro1">
          <table:table-cell office:value-type="string">
            <text:p>http://prepare.hackerearth.com/question/155/how-to-delete-the-duplicates-in-a-binary-tree/</text:p>
          </table:table-cell>
          <table:table-cell/>
        </table:table-row>
        <table:table-row table:style-name="ro1">
          <table:table-cell office:value-type="string">
            <text:p>http://prepare.hackerearth.com/question/99/how-to-find-if-the-given-node-lies-in-the-path-between-two-other-nodes-in-a-binary-tree/</text:p>
          </table:table-cell>
          <table:table-cell/>
        </table:table-row>
        <table:table-row table:style-name="ro1">
          <table:table-cell office:value-type="string">
            <text:p>http://prepare.hackerearth.com/question/92/how-to-find-cycle-in-a-directed-graph/</text:p>
          </table:table-cell>
          <table:table-cell/>
        </table:table-row>
        <table:table-row table:style-name="ro1">
          <table:table-cell office:value-type="string">
            <text:p>http://prepare.hackerearth.com/question/329/given-a-preorder-and-a-postorder-traversal-construct-the-tree/</text:p>
          </table:table-cell>
          <table:table-cell/>
        </table:table-row>
        <table:table-row table:style-name="ro1">
          <table:table-cell office:value-type="string">
            <text:p>http://prepare.hackerearth.com/question/324/find-the-intervals-from-a-set-of-intervals-in-which-a-given-point-lies/</text:p>
          </table:table-cell>
          <table:table-cell/>
        </table:table-row>
        <table:table-row table:style-name="ro1">
          <table:table-cell office:value-type="string">
            <text:p>http://prepare.hackerearth.com/question/309/make-a-left-right-sibling-tree/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>
            <text:p>ARRAY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http://prepare.hackerearth.com/question/80/write-a-program-for-deck-shuffling-and-make-sure-that-no-card-will-get-the-same-position-as-previou/</text:p>
          </table:table-cell>
          <table:table-cell/>
        </table:table-row>
        <table:table-row table:style-name="ro1">
          <table:table-cell office:value-type="string">
            <text:p>http://prepare.hackerearth.com/question/150/maximum-value-in-a-sliding-window/</text:p>
          </table:table-cell>
          <table:table-cell/>
        </table:table-row>
        <table:table-row table:style-name="ro1">
          <table:table-cell office:value-type="string">
            <text:p>http://prepare.hackerearth.com/question/113/write-a-program-to-remove-duplicate-elements-from-array/</text:p>
          </table:table-cell>
          <table:table-cell/>
        </table:table-row>
        <table:table-row table:style-name="ro1">
          <table:table-cell office:value-type="string">
            <text:p>http://prepare.hackerearth.com/question/112/find-the-longest-interval-in-two-arrays-such-that-the-sum-of-sub-arrays-in-both-the-arrays-is-equal/</text:p>
          </table:table-cell>
          <table:table-cell/>
        </table:table-row>
        <table:table-row table:style-name="ro1">
          <table:table-cell office:value-type="string">
            <text:p>http://prepare.hackerearth.com/question/111/find-the-second-largest-element-in-an-array-with-minimum-no-of-comparisons-and-give-the-minimum-no-o/</text:p>
          </table:table-cell>
          <table:table-cell/>
        </table:table-row>
        <table:table-row table:style-name="ro1">
          <table:table-cell office:value-type="string">
            <text:p>http://prepare.hackerearth.com/question/230/counter-in-a-loop/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>
            <text:p>STRING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http://prepare.hackerearth.com/question/98/anagrams/</text:p>
          </table:table-cell>
          <table:table-cell/>
        </table:table-row>
        <table:table-row table:style-name="ro1">
          <table:table-cell office:value-type="string">
            <text:p>http://prepare.hackerearth.com/question/314/finding-non-anagramic-strings-in-a-list/</text:p>
          </table:table-cell>
          <table:table-cell/>
        </table:table-row>
        <table:table-row table:style-name="ro1">
          <table:table-cell office:value-type="string">
            <text:p>http://prepare.hackerearth.com/question/308/find-a-matrix-of-3x3-such-that-each-row-column-and-diagonal-forms-a-valid-word-in-the-dictionary/</text:p>
          </table:table-cell>
          <table:table-cell/>
        </table:table-row>
        <table:table-row table:style-name="ro1">
          <table:table-cell office:value-type="string">
            <text:p>http://prepare.hackerearth.com/question/298/find-the-number-of-occurrences-of-the-words-of-the-first-line-such-that-in-a-given-sub-string-all-the-words-of-the-line-appear-e/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>
            <text:p>ALGORITH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HOLE</text:p>
          </table:table-cell>
          <table:table-cell/>
        </table:table-row>
        <table:table-row table:style-name="ro1" table:number-rows-repeated="104854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5/11/2012</text:date>, <text:time>17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19T18:06:14</meta:creation-date>
    <dc:date>2012-11-25T17:52:33</dc:date>
    <dc:creator>Tejas </dc:creator>
    <meta:editing-duration>PT00H09M48S</meta:editing-duration>
    <meta:editing-cycles>6</meta:editing-cycles>
    <meta:generator>OpenOffice.org/3.2$Linux OpenOffice.org_project/320m12$Build-9483</meta:generator>
    <meta:document-statistic meta:table-count="3" meta:cell-count="21" meta:object-count="0"/>
  </office:meta>
</office:document-meta>
</file>